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shadow="none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background-color="#66ccff" fo:padding="0.097cm" fo:border="0.002cm solid #000000">
        <style:background-image/>
      </style:table-cell-properties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background-color="#66ccff" fo:padding="0.097cm" fo:border="0.002cm solid #000000">
        <style:background-image/>
      </style:table-cell-properties>
    </style:style>
    <style:style style:name="Tab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2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3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4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5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6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7" style:family="paragraph" style:parent-style-name="Text_20_body" style:list-style-name="L8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8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9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10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Tahoma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ahoma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 style:writing-mode="lr-tb"/>
      <style:text-properties style:font-name="Tahoma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style:text-autospace="none" style:writing-mode="lr-tb"/>
      <style:text-properties style:font-name="Tahoma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fo:font-style="normal" fo:text-shadow="none" style:text-underline-style="none" fo:font-weight="normal" style:font-name-asian="Tahoma" style:font-style-asian="normal" style:font-weight-asian="normal" style:font-name-complex="Tahoma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8" style:family="text">
      <style:text-properties style:text-outline="false" style:text-line-through-style="none" fo:font-style="normal" fo:text-shadow="none" style:text-underline-style="none" style:font-name-asian="Arial" style:font-style-asian="normal" style:font-name-complex="Arial" style:font-style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" fo:font-size="12pt" fo:font-style="normal" fo:text-shadow="none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Tahoma" fo:font-style="normal" fo:text-shadow="none" style:text-underline-style="none" fo:font-weight="bold" style:font-name-asian="Arial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fo:color="#222222" style:font-name="sans-serif" fo:letter-spacing="normal" fo:font-style="normal" fo:font-weight="normal"/>
    </style:style>
    <style:style style:name="T13" style:family="text">
      <style:text-properties fo:font-variant="normal" fo:text-transform="none" fo:color="#222222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1">Free Software Definition</text:p>
          </table:table-cell>
        </table:table-row>
        <table:table-row>
          <table:table-cell table:style-name="Tabla1.A2" office:value-type="string">
            <text:p text:style-name="P12">La libertad para ejecutar el programa, para cualquier propósito</text:p>
          </table:table-cell>
        </table:table-row>
        <table:table-row>
          <table:table-cell table:style-name="Tabla1.A2" office:value-type="string">
            <text:p text:style-name="P12">La libertad de estudiar como trabaja el programa y adaptarlo a nuestras necesidades </text:p>
          </table:table-cell>
        </table:table-row>
        <table:table-row>
          <table:table-cell table:style-name="Tabla1.A2" office:value-type="string">
            <text:p text:style-name="P12">La libertad de redistribuir copias para ayudar a los demás</text:p>
          </table:table-cell>
        </table:table-row>
        <table:table-row>
          <table:table-cell table:style-name="Tabla1.A2" office:value-type="string">
            <text:p text:style-name="P13"><text:span text:style-name="T5">La libertad de mejorar el programa, y liberar las mejoras a público, para que toda la comunidad pueda </text:span><text:span text:style-name="T6">beneficiarse.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14">Open <text:span text:style-name="T8">Source</text:span></text:p>
          </table:table-cell>
        </table:table-row>
        <table:table-row>
          <table:table-cell table:style-name="Tabla2.A2" office:value-type="string">
            <text:list xml:id="list4873633230083942363" text:style-name="L1">
              <text:list-header>
                <text:p text:style-name="P1"><text:span text:style-name="T13">Libre redistribución: el software debe poder ser regalado o vendido libremente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4228000280976188239" text:style-name="L3">
              <text:list-header>
                <text:p text:style-name="P2"><text:span text:style-name="T13">Código fuente: el código fuente debe estar incluido u obtenerse libremente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5064794696011878070" text:style-name="L4">
              <text:list-header>
                <text:p text:style-name="P3"><text:span text:style-name="T13">Trabajos derivados: la redistribución de modificaciones debe estar permitida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5454553626259275736" text:style-name="L5">
              <text:list-header>
                <text:p text:style-name="P4"><text:span text:style-name="T13">Integridad del código fuente del autor: las licencias pueden requerir que las modificaciones sean redistribuidas solo como parches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2342569631645962136" text:style-name="L6">
              <text:list-header>
                <text:p text:style-name="P5"><text:span text:style-name="T13">La licencia no debe discriminar a ninguna persona o grupo: nadie puede dejarse fuera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2826066769650234292" text:style-name="L7">
              <text:list-header>
                <text:p text:style-name="P6"><text:span text:style-name="T13">Sin discriminación de áreas de iniciativa: los usuarios comerciales no pueden ser excluidos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4252841813200464025" text:style-name="L8">
              <text:list-header>
                <text:p text:style-name="P7"><text:span text:style-name="T13">Distribución de la licencia: deben aplicarse los mismos derechos a todo el que reciba el programa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4384567608686811554" text:style-name="L9">
              <text:list-header>
                <text:p text:style-name="P8"><text:span text:style-name="T13">La licencia no debe ser específica de un producto: el programa no puede licenciarse solo como parte de una distribución mayor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6398337022157403064" text:style-name="L10">
              <text:list-header>
                <text:p text:style-name="P9"><text:span text:style-name="T13">La licencia no debe restringir otro software: la licencia no puede obligar a que algún otro software que sea distribuido con el software abierto deba también ser de código abierto.</text:span></text:p>
              </text:list-header>
            </text:list>
          </table:table-cell>
        </table:table-row>
        <table:table-row>
          <table:table-cell table:style-name="Tabla2.A2" office:value-type="string">
            <text:list xml:id="list256934089174202806" text:style-name="L11">
              <text:list-header>
                <text:p text:style-name="P10"><text:span text:style-name="T13">La licencia debe ser tecnológicamente neutral: no debe requerirse la aceptación de la licencia por medio de un acceso por clic de ratón o de otra forma específica del medio de soporte del software.</text:span></text:p>
              </text:list-header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35S</meta:editing-duration>
    <meta:editing-cycles>13</meta:editing-cycles>
    <meta:generator>OpenOffice/4.1.2$Win32 OpenOffice.org_project/412m3$Build-9782</meta:generator>
    <dc:date>2017-11-10T01:26:38.37</dc:date>
    <meta:document-statistic meta:table-count="2" meta:image-count="0" meta:object-count="0" meta:page-count="1" meta:paragraph-count="16" meta:word-count="243" meta:character-count="1504"/>
    <meta:user-defined meta:name="Info 1"/>
    <meta:user-defined meta:name="Info 2"/>
    <meta:user-defined meta:name="Info 3"/>
    <meta:user-defined meta:name="Info 4"/>
  </office:meta>
</office:document-meta>
</file>